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109cm" svg:height="4.503cm" draw:transform="rotate (-3.14159265358979) translate (6.5061580575001cm 8.83200272466021cm)" svg:viewBox="0 0 3110 4504" svg:d="M1416 2795c-813 642-993 1102-622 1672 148 196 587-440 548-586-103-250-204-90 294-516 497-426 1467-1150 1474-2083 6-932-479-1354-1367-1272s-1553 672-1741 1025c-39 162 462 512 581 317 410-641 1348-844 1763-302 416 542-118 1102-930 1745z">
          <text:p/>
        </draw:path>
        <draw:path draw:style-name="gr2" draw:text-style-name="P1" draw:layer="layout" svg:width="0.902cm" svg:height="0.661cm" draw:transform="rotate (-2.1556561591382) translate (6.7299411463846cm 7.46423521370489cm)" svg:viewBox="0 0 903 662" svg:d="M526 644c137-64 330-219 368-367 35-139-27-185-184-243-155-57-351-32-459-4-276 72-309 187-173 370 135 182 312 309 448 244z">
          <text:p/>
        </draw:path>
        <draw:path draw:style-name="gr2" draw:text-style-name="P1" draw:layer="layout" svg:width="0.835cm" svg:height="0.55cm" draw:transform="rotate (-2.15740148839019) translate (5.886574621171cm 4.46871621782389cm)" svg:viewBox="0 0 836 551" svg:d="M434 549c171-16 339-143 390-251 50-108-64-201-193-254-131-52-269-66-432 3s-262 183-153 322c109 138 218 195 388 180z">
          <text:p/>
        </draw:path>
        <draw:path draw:style-name="gr2" draw:text-style-name="P1" draw:layer="layout" svg:width="0.903cm" svg:height="0.66cm" draw:transform="skewX (0.00122173047639607) rotate (-2.15652882376419) translate (5.9167069715421cm 3.1581954926458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8:28.571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